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style:paragraph-properties fo:margin-left="5.1654in" fo:margin-right="0in" fo:line-height="115%" fo:text-align="start" style:justify-single-word="false" fo:text-indent="0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3" style:family="paragraph" style:parent-style-name="Standard">
      <style:paragraph-properties fo:margin-left="5.1654in" fo:margin-right="0in" fo:line-height="115%" fo:text-align="start" style:justify-single-word="false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4" style:family="paragraph" style:parent-style-name="Standard">
      <style:paragraph-properties fo:margin-left="5.1654in" fo:margin-right="0in" fo:line-height="115%" fo:text-align="start" style:justify-single-word="false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48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50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51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52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53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4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5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7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ab530"/>
    </style:style>
    <style:style style:name="P58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b24f1"/>
    </style:style>
    <style:style style:name="P59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bbe27"/>
    </style:style>
    <style:style style:name="P6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afbf0" officeooo:paragraph-rsid="00c974e6"/>
    </style:style>
    <style:style style:name="P6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afbf0" officeooo:paragraph-rsid="00caac87"/>
    </style:style>
    <style:style style:name="P6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c606a7" officeooo:paragraph-rsid="00d642f9"/>
    </style:style>
    <style:style style:name="P6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db5faf" officeooo:paragraph-rsid="00de6712" fo:background-color="transparent"/>
    </style:style>
    <style:style style:name="P64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3a0b3"/>
    </style:style>
    <style:style style:name="P6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5863"/>
    </style:style>
    <style:style style:name="P6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67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6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71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72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0a6f76c"/>
    </style:style>
    <style:style style:name="P73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4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9466b" officeooo:paragraph-rsid="00a6f76c" style:font-size-asian="12pt" style:font-style-asian="normal" style:font-weight-asian="normal"/>
    </style:style>
    <style:style style:name="P7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8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8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85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9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9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98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99" style:family="paragraph" style:parent-style-name="Horizontal_20_Line">
      <style:paragraph-properties fo:line-height="115%"/>
    </style:style>
    <style:style style:name="P100" style:family="paragraph" style:parent-style-name="Horizontal_20_Line">
      <style:paragraph-properties fo:line-height="115%"/>
      <style:text-properties officeooo:paragraph-rsid="00410ddf"/>
    </style:style>
    <style:style style:name="P101" style:family="paragraph" style:parent-style-name="Horizontal_20_Line">
      <style:paragraph-properties fo:line-height="115%"/>
      <style:text-properties officeooo:paragraph-rsid="0066f764"/>
    </style:style>
    <style:style style:name="P102" style:family="paragraph" style:parent-style-name="Horizontal_20_Line">
      <style:paragraph-properties fo:line-height="115%"/>
      <style:text-properties officeooo:paragraph-rsid="0117d0be"/>
    </style:style>
    <style:style style:name="P103" style:family="paragraph" style:parent-style-name="Horizontal_20_Line">
      <style:paragraph-properties fo:line-height="115%"/>
      <style:text-properties officeooo:paragraph-rsid="0094a730"/>
    </style:style>
    <style:style style:name="P104" style:family="paragraph" style:parent-style-name="Horizontal_20_Line">
      <style:paragraph-properties fo:line-height="115%"/>
      <style:text-properties officeooo:paragraph-rsid="01330fdc"/>
    </style:style>
    <style:style style:name="P105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10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10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10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2c2736" style:font-size-asian="12pt" style:font-weight-asian="bold" style:font-weight-complex="bold"/>
    </style:style>
    <style:style style:name="T3" style:family="text">
      <style:text-properties fo:color="#000000" fo:font-size="12pt" fo:font-weight="normal" style:font-size-asian="12pt" style:font-weight-asian="normal"/>
    </style:style>
    <style:style style:name="T4" style:family="text">
      <style:text-properties fo:color="#000000" fo:font-size="12pt" fo:font-weight="normal" officeooo:rsid="002c2736" style:font-size-asian="12pt" style:font-weight-asian="normal"/>
    </style:style>
    <style:style style:name="T5" style:family="text">
      <style:text-properties fo:color="#000000" fo:font-size="12pt" fo:font-weight="normal" officeooo:rsid="006374da" style:font-size-asian="12pt" style:font-weight-asian="normal"/>
    </style:style>
    <style:style style:name="T6" style:family="text">
      <style:text-properties fo:color="#000000" fo:font-size="12pt" fo:font-weight="normal" officeooo:rsid="00642082" style:font-size-asian="12pt" style:font-weight-asian="normal"/>
    </style:style>
    <style:style style:name="T7" style:family="text">
      <style:text-properties fo:color="#000000" fo:font-size="12pt" fo:font-weight="normal" officeooo:rsid="0070533b" style:font-size-asian="12pt" style:font-weight-asian="normal"/>
    </style:style>
    <style:style style:name="T8" style:family="text">
      <style:text-properties fo:color="#000000" fo:font-size="12pt" fo:font-weight="normal" officeooo:rsid="00c42b3d" style:font-size-asian="12pt" style:font-weight-asian="normal"/>
    </style:style>
    <style:style style:name="T9" style:family="text">
      <style:text-properties fo:color="#000000" fo:font-size="12pt" fo:font-weight="normal" officeooo:rsid="01398fe3" style:font-size-asian="12pt" style:font-weight-asian="normal"/>
    </style:style>
    <style:style style:name="T10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1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12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13" style:family="text">
      <style:text-properties fo:color="#000000" fo:font-size="12pt" fo:font-style="italic" fo:font-weight="normal" officeooo:rsid="002c2736" style:font-size-asian="12pt" style:font-style-asian="italic" style:font-weight-asian="normal" style:font-style-complex="italic"/>
    </style:style>
    <style:style style:name="T14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15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6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8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9" style:family="text">
      <style:text-properties fo:color="#000000" fo:font-size="12pt" fo:font-style="normal" fo:font-weight="normal" officeooo:rsid="001987d4" style:font-size-asian="12pt" style:font-style-asian="normal" style:font-weight-asian="normal" style:font-weight-complex="normal"/>
    </style:style>
    <style:style style:name="T20" style:family="text">
      <style:text-properties fo:color="#000000" fo:font-size="12pt" fo:font-style="normal" fo:font-weight="normal" officeooo:rsid="006b4918" style:font-size-asian="12pt" style:font-style-asian="normal" style:font-weight-asian="normal" style:font-weight-complex="normal"/>
    </style:style>
    <style:style style:name="T21" style:family="text">
      <style:text-properties fo:color="#000000" fo:font-size="12pt" fo:font-style="normal" fo:font-weight="normal" officeooo:rsid="00c606a7" style:font-size-asian="12pt" style:font-style-asian="normal" style:font-weight-asian="normal" style:font-weight-complex="normal"/>
    </style:style>
    <style:style style:name="T22" style:family="text">
      <style:text-properties fo:color="#000000" fo:font-size="12pt" fo:font-style="normal" fo:font-weight="normal" officeooo:rsid="00c62270" style:font-size-asian="12pt" style:font-style-asian="normal" style:font-weight-asian="normal" style:font-weight-complex="normal"/>
    </style:style>
    <style:style style:name="T23" style:family="text">
      <style:text-properties fo:color="#000000" fo:font-size="12pt" fo:font-style="normal" fo:font-weight="normal" officeooo:rsid="00c974e6" style:font-size-asian="12pt" style:font-style-asian="normal" style:font-weight-asian="normal" style:font-weight-complex="normal"/>
    </style:style>
    <style:style style:name="T24" style:family="text">
      <style:text-properties fo:color="#000000" fo:font-size="12pt" fo:font-style="normal" fo:font-weight="normal" officeooo:rsid="00caac87" style:font-size-asian="12pt" style:font-style-asian="normal" style:font-weight-asian="normal" style:font-weight-complex="normal"/>
    </style:style>
    <style:style style:name="T25" style:family="text">
      <style:text-properties fo:color="#000000" fo:font-size="12pt" fo:font-style="normal" fo:font-weight="normal" officeooo:rsid="00cab530" style:font-size-asian="12pt" style:font-style-asian="normal" style:font-weight-asian="normal" style:font-weight-complex="normal"/>
    </style:style>
    <style:style style:name="T26" style:family="text">
      <style:text-properties fo:color="#000000" fo:font-size="12pt" fo:font-style="normal" fo:font-weight="normal" officeooo:rsid="00cb24f1" style:font-size-asian="12pt" style:font-style-asian="normal" style:font-weight-asian="normal" style:font-weight-complex="normal"/>
    </style:style>
    <style:style style:name="T27" style:family="text">
      <style:text-properties fo:color="#000000" fo:font-size="12pt" fo:font-style="normal" fo:font-weight="normal" officeooo:rsid="00cbd4d5" style:font-size-asian="12pt" style:font-style-asian="normal" style:font-weight-asian="normal" style:font-weight-complex="normal"/>
    </style:style>
    <style:style style:name="T28" style:family="text">
      <style:text-properties fo:color="#000000" fo:font-size="12pt" fo:font-style="normal" fo:font-weight="normal" officeooo:rsid="00bbbe5e" style:font-size-asian="12pt" style:font-style-asian="normal" style:font-weight-asian="normal" style:font-weight-complex="normal"/>
    </style:style>
    <style:style style:name="T29" style:family="text">
      <style:text-properties fo:color="#000000" fo:font-size="12pt" fo:font-style="normal" fo:font-weight="normal" officeooo:rsid="00c42b3d" style:font-size-asian="12pt" style:font-style-asian="normal" style:font-weight-asian="normal" style:font-weight-complex="normal"/>
    </style:style>
    <style:style style:name="T30" style:family="text">
      <style:text-properties fo:color="#000000" fo:font-size="12pt" fo:font-style="normal" fo:font-weight="normal" officeooo:rsid="00d642f9" style:font-size-asian="12pt" style:font-style-asian="normal" style:font-weight-asian="normal" style:font-weight-complex="normal"/>
    </style:style>
    <style:style style:name="T31" style:family="text">
      <style:text-properties fo:color="#000000" fo:font-size="12pt" fo:font-style="normal" fo:font-weight="normal" officeooo:rsid="00da5690" style:font-size-asian="12pt" style:font-style-asian="normal" style:font-weight-asian="normal" style:font-weight-complex="normal"/>
    </style:style>
    <style:style style:name="T32" style:family="text">
      <style:text-properties fo:color="#000000" fo:font-size="12pt" fo:font-style="normal" fo:font-weight="normal" officeooo:rsid="00dc4e4c" style:font-size-asian="12pt" style:font-style-asian="normal" style:font-weight-asian="normal" style:font-weight-complex="normal"/>
    </style:style>
    <style:style style:name="T33" style:family="text">
      <style:text-properties fo:color="#000000" fo:font-size="12pt" fo:font-style="normal" fo:font-weight="normal" officeooo:rsid="00de6712" style:font-size-asian="12pt" style:font-style-asian="normal" style:font-weight-asian="normal" style:font-weight-complex="normal"/>
    </style:style>
    <style:style style:name="T34" style:family="text">
      <style:text-properties fo:color="#000000" fo:font-size="12pt" fo:font-style="normal" fo:font-weight="normal" officeooo:rsid="00e2c6d1" style:font-size-asian="12pt" style:font-style-asian="normal" style:font-weight-asian="normal" style:font-weight-complex="normal"/>
    </style:style>
    <style:style style:name="T35" style:family="text">
      <style:text-properties fo:color="#000000" fo:font-size="12pt" fo:font-style="normal" fo:font-weight="normal" officeooo:rsid="00f3a0b3" style:font-size-asian="12pt" style:font-style-asian="normal" style:font-weight-asian="normal" style:font-weight-complex="normal"/>
    </style:style>
    <style:style style:name="T36" style:family="text">
      <style:text-properties fo:color="#000000" fo:font-size="12pt" fo:font-style="normal" fo:font-weight="normal" officeooo:rsid="00f3f29a" style:font-size-asian="12pt" style:font-style-asian="normal" style:font-weight-asian="normal" style:font-weight-complex="normal"/>
    </style:style>
    <style:style style:name="T37" style:family="text">
      <style:text-properties fo:color="#000000" fo:font-size="12pt" fo:font-style="normal" fo:font-weight="normal" officeooo:rsid="012e66c2" style:font-size-asian="12pt" style:font-style-asian="normal" style:font-weight-asian="normal" style:font-weight-complex="normal"/>
    </style:style>
    <style:style style:name="T38" style:family="text">
      <style:text-properties fo:color="#000000" fo:font-size="12pt" fo:font-style="normal" fo:font-weight="normal" officeooo:rsid="001987d4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46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48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52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53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54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55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56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7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8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59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60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61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62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63" style:family="text">
      <style:text-properties fo:color="#000000" fo:font-size="12pt" fo:font-style="normal" fo:font-weight="normal" officeooo:rsid="00cb24f1" style:font-size-asian="12pt" style:font-style-asian="normal" style:font-weight-asian="normal"/>
    </style:style>
    <style:style style:name="T64" style:family="text">
      <style:text-properties fo:color="#000000" fo:font-size="12pt" fo:font-style="normal" fo:font-weight="normal" officeooo:rsid="00cbbe27" style:font-size-asian="12pt" style:font-style-asian="normal" style:font-weight-asian="normal"/>
    </style:style>
    <style:style style:name="T65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66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67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68" style:family="text">
      <style:text-properties fo:color="#000000" fo:font-size="12pt" fo:font-style="normal" fo:font-weight="bold" style:font-size-asian="12pt" style:font-style-asian="normal" style:font-weight-asian="bold"/>
    </style:style>
    <style:style style:name="T69" style:family="text">
      <style:text-properties fo:color="#000000" fo:font-size="12pt" fo:font-style="normal" fo:font-weight="bold" officeooo:rsid="001987d4" style:font-size-asian="12pt" style:font-style-asian="normal" style:font-weight-asian="bold"/>
    </style:style>
    <style:style style:name="T70" style:family="text">
      <style:text-properties fo:color="#000000" fo:font-size="12pt" fo:font-style="normal" fo:font-weight="bold" officeooo:rsid="006b4918" style:font-size-asian="12pt" style:font-style-asian="normal" style:font-weight-asian="bold"/>
    </style:style>
    <style:style style:name="T71" style:family="text">
      <style:text-properties fo:color="#000000" fo:font-size="12pt" fo:font-style="normal" fo:font-weight="bold" officeooo:rsid="00bbbe5e" style:font-size-asian="12pt" style:font-style-asian="normal" style:font-weight-asian="bold" style:font-weight-complex="bold"/>
    </style:style>
    <style:style style:name="T72" style:family="text">
      <style:text-properties fo:color="#000000" fo:font-size="12pt" officeooo:rsid="002c2736" style:font-size-asian="12pt"/>
    </style:style>
    <style:style style:name="T73" style:family="text">
      <style:text-properties fo:color="#000000" fo:font-size="12pt" officeooo:rsid="009cf61b" style:font-size-asian="12pt"/>
    </style:style>
    <style:style style:name="T74" style:family="text">
      <style:text-properties fo:color="#000000" style:font-name="Times New Roman" fo:font-size="12pt" fo:font-weight="normal" style:font-size-asian="12pt" style:font-weight-asian="normal"/>
    </style:style>
    <style:style style:name="T75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6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7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78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0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1" style:family="text">
      <style:text-properties fo:color="#000000" style:font-name="Times New Roman" fo:font-size="12pt" fo:font-weight="bold" style:font-size-asian="12pt" style:font-weight-asian="bold"/>
    </style:style>
    <style:style style:name="T82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3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4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5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6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87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88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89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0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91" style:family="text">
      <style:text-properties fo:color="#000000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92" style:family="text">
      <style:text-properties fo:color="#000000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93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95" style:family="text">
      <style:text-properties fo:color="#000000" style:font-name="Times New Roman" fo:font-size="12pt" fo:font-style="normal" fo:font-weight="bold" officeooo:rsid="00f3a0b3" fo:background-color="transparent" loext:char-shading-value="0" style:font-size-asian="12pt" style:font-style-asian="normal" style:font-weight-asian="bold" style:font-weight-complex="bold"/>
    </style:style>
    <style:style style:name="T96" style:family="text">
      <style:text-properties fo:color="#000000" style:text-position="super 58%" fo:font-size="12pt" fo:font-style="normal" fo:font-weight="normal" officeooo:rsid="00cbd4d5" style:font-size-asian="12pt" style:font-style-asian="normal" style:font-weight-asian="normal" style:font-weight-complex="normal"/>
    </style:style>
    <style:style style:name="T97" style:family="text">
      <style:text-properties fo:color="#000000" style:text-position="super 58%" fo:font-size="12pt" fo:font-style="normal" fo:font-weight="normal" officeooo:rsid="00d642f9" style:font-size-asian="12pt" style:font-style-asian="normal" style:font-weight-asian="normal" style:font-weight-complex="normal"/>
    </style:style>
    <style:style style:name="T98" style:family="text">
      <style:text-properties fo:color="#000000" style:text-position="super 58%" fo:font-size="12pt" fo:font-style="normal" fo:font-weight="normal" officeooo:rsid="00de6712" style:font-size-asian="12pt" style:font-style-asian="normal" style:font-weight-asian="normal" style:font-weight-complex="normal"/>
    </style:style>
    <style:style style:name="T99" style:family="text">
      <style:text-properties fo:color="#000000" style:text-position="super 58%" fo:font-size="12pt" fo:font-style="normal" fo:font-weight="normal" officeooo:rsid="00f3a0b3" style:font-size-asian="12pt" style:font-style-asian="normal" style:font-weight-asian="normal" style:font-weight-complex="normal"/>
    </style:style>
    <style:style style:name="T100" style:family="text">
      <style:text-properties fo:color="#000000" style:text-position="super 58%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style:text-position="super 58%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02" style:family="text">
      <style:text-properties fo:color="#000000" style:text-position="super 58%" style:font-name="Times New Roman" fo:font-size="12pt" fo:font-style="normal" fo:font-weight="normal" officeooo:rsid="01327e8d" fo:background-color="transparent" loext:char-shading-value="0" style:font-size-asian="12pt" style:font-style-asian="normal" style:font-weight-asian="normal" style:font-weight-complex="normal"/>
    </style:style>
    <style:style style:name="T103" style:family="text">
      <style:text-properties officeooo:rsid="001bf53f"/>
    </style:style>
    <style:style style:name="T104" style:family="text">
      <style:text-properties fo:font-style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officeooo:rsid="001bf53f" style:font-style-asian="italic" style:font-style-complex="italic"/>
    </style:style>
    <style:style style:name="T107" style:family="text">
      <style:text-properties fo:font-style="italic" officeooo:rsid="00b673e6" style:font-style-asian="italic" style:font-style-complex="italic"/>
    </style:style>
    <style:style style:name="T108" style:family="text">
      <style:text-properties fo:font-style="italic" officeooo:rsid="00510d3b" style:font-style-asian="italic" style:font-style-complex="italic" style:font-weight-complex="normal"/>
    </style:style>
    <style:style style:name="T109" style:family="text">
      <style:text-properties style:font-style-complex="normal"/>
    </style:style>
    <style:style style:name="T110" style:family="text">
      <style:text-properties officeooo:rsid="001bf53f" style:font-style-complex="normal"/>
    </style:style>
    <style:style style:name="T111" style:family="text">
      <style:text-properties officeooo:rsid="00510d3b" style:font-style-complex="normal"/>
    </style:style>
    <style:style style:name="T112" style:family="text">
      <style:text-properties officeooo:rsid="00510d3b" style:font-style-complex="normal" style:font-weight-complex="normal"/>
    </style:style>
    <style:style style:name="T113" style:family="text">
      <style:text-properties officeooo:rsid="01195898" style:font-style-complex="normal"/>
    </style:style>
    <style:style style:name="T114" style:family="text">
      <style:text-properties officeooo:rsid="011b6baa" style:font-style-complex="normal"/>
    </style:style>
    <style:style style:name="T115" style:family="text">
      <style:text-properties officeooo:rsid="01330fdc" style:font-style-complex="normal"/>
    </style:style>
    <style:style style:name="T116" style:family="text">
      <style:text-properties officeooo:rsid="002e88a6"/>
    </style:style>
    <style:style style:name="T117" style:family="text">
      <style:text-properties style:text-position="super 58%" officeooo:rsid="002e88a6"/>
    </style:style>
    <style:style style:name="T118" style:family="text">
      <style:text-properties style:text-position="super 58%" officeooo:rsid="00de6712" fo:background-color="transparent" loext:char-shading-value="0" style:font-weight-complex="normal"/>
    </style:style>
    <style:style style:name="T119" style:family="text">
      <style:text-properties officeooo:rsid="0058d7e8"/>
    </style:style>
    <style:style style:name="T120" style:family="text">
      <style:text-properties officeooo:rsid="00642082"/>
    </style:style>
    <style:style style:name="T121" style:family="text">
      <style:text-properties style:font-name="Menlo" fo:font-size="10pt" officeooo:rsid="007a5e78" style:font-size-asian="10pt" style:font-size-complex="10pt" style:font-weight-complex="normal"/>
    </style:style>
    <style:style style:name="T122" style:family="text">
      <style:text-properties style:font-name="Menlo" fo:font-size="10pt" officeooo:rsid="01330fdc" style:font-size-asian="10pt" style:font-size-complex="10pt" style:font-weight-complex="normal"/>
    </style:style>
    <style:style style:name="T123" style:family="text">
      <style:text-properties fo:font-style="normal" officeooo:rsid="003f617d" style:font-style-asian="normal" style:font-weight-complex="normal"/>
    </style:style>
    <style:style style:name="T124" style:family="text">
      <style:text-properties fo:font-style="normal" officeooo:rsid="002ad46c" style:font-style-asian="normal" style:font-weight-complex="normal"/>
    </style:style>
    <style:style style:name="T125" style:family="text">
      <style:text-properties fo:font-style="normal" officeooo:rsid="011dd703" style:font-style-asian="normal" style:font-weight-complex="normal"/>
    </style:style>
    <style:style style:name="T126" style:family="text">
      <style:text-properties fo:font-style="normal" officeooo:rsid="00b673e6" style:font-style-asian="normal" style:font-style-complex="normal"/>
    </style:style>
    <style:style style:name="T127" style:family="text">
      <style:text-properties officeooo:rsid="007caea3"/>
    </style:style>
    <style:style style:name="T128" style:family="text">
      <style:text-properties officeooo:rsid="008c8da6"/>
    </style:style>
    <style:style style:name="T129" style:family="text">
      <style:text-properties officeooo:rsid="0091b4ae"/>
    </style:style>
    <style:style style:name="T130" style:family="text">
      <style:text-properties officeooo:rsid="002ad46c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a5541d" style:font-weight-asian="bold" style:font-weight-complex="bold"/>
    </style:style>
    <style:style style:name="T133" style:family="text">
      <style:text-properties officeooo:rsid="00a5541d"/>
    </style:style>
    <style:style style:name="T134" style:family="text">
      <style:text-properties officeooo:rsid="00a5d790"/>
    </style:style>
    <style:style style:name="T135" style:family="text">
      <style:text-properties officeooo:rsid="00b0c6f6"/>
    </style:style>
    <style:style style:name="T136" style:family="text">
      <style:text-properties officeooo:rsid="00b673e6"/>
    </style:style>
    <style:style style:name="T137" style:family="text">
      <style:text-properties officeooo:rsid="00be1ec8"/>
    </style:style>
    <style:style style:name="T138" style:family="text">
      <style:text-properties officeooo:rsid="00c42b3d"/>
    </style:style>
    <style:style style:name="T139" style:family="text">
      <style:text-properties officeooo:rsid="00dfb033"/>
    </style:style>
    <style:style style:name="T140" style:family="text">
      <style:text-properties officeooo:rsid="00dc4e4c" fo:background-color="transparent" loext:char-shading-value="0" style:font-weight-complex="normal"/>
    </style:style>
    <style:style style:name="T141" style:family="text">
      <style:text-properties officeooo:rsid="0116c2d1" fo:background-color="transparent" loext:char-shading-value="0" style:font-weight-complex="normal"/>
    </style:style>
    <style:style style:name="T142" style:family="text">
      <style:text-properties officeooo:rsid="006374da" fo:background-color="transparent" loext:char-shading-value="0"/>
    </style:style>
    <style:style style:name="T143" style:family="text">
      <style:text-properties officeooo:rsid="01330fdc" fo:background-color="transparent" loext:char-shading-value="0"/>
    </style:style>
    <style:style style:name="T144" style:family="text">
      <style:text-properties officeooo:rsid="00e5f8e5"/>
    </style:style>
    <style:style style:name="T145" style:family="text">
      <style:text-properties officeooo:rsid="00b7c47e"/>
    </style:style>
    <style:style style:name="T146" style:family="text">
      <style:text-properties officeooo:rsid="00e6be7a"/>
    </style:style>
    <style:style style:name="T147" style:family="text">
      <style:text-properties officeooo:rsid="00f074a7"/>
    </style:style>
    <style:style style:name="T148" style:family="text">
      <style:text-properties officeooo:rsid="0101dc2e"/>
    </style:style>
    <style:style style:name="T149" style:family="text">
      <style:text-properties officeooo:rsid="010ef239"/>
    </style:style>
    <style:style style:name="T150" style:family="text">
      <style:text-properties officeooo:rsid="011e903b"/>
    </style:style>
    <style:style style:name="T151" style:family="text">
      <style:text-properties officeooo:rsid="01327e8d"/>
    </style:style>
    <style:style style:name="T152" style:family="text">
      <style:text-properties officeooo:rsid="01330fdc"/>
    </style:style>
    <style:style style:name="T153" style:family="text">
      <style:text-properties officeooo:rsid="01343cd8"/>
    </style:style>
    <style:style style:name="T154" style:family="text">
      <style:text-properties officeooo:rsid="0134a2b0"/>
    </style:style>
    <style:style style:name="T155" style:family="text">
      <style:text-properties officeooo:rsid="0135217c"/>
    </style:style>
    <style:style style:name="T156" style:family="text">
      <style:text-properties officeooo:rsid="0136d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offrey Brookshire</text:p>
      <text:p text:style-name="P3"><text:span text:style-name="T122">g.</text:span><text:span text:style-name="T121">brookshire@</text:span><text:span text:style-name="T122">bham.ac.uk</text:span></text:p>
      <text:p text:style-name="P4"><text:span text:style-name="T142">School of Psychology<text:line-break/>University of Birmingham<text:line-break/>Edgbaston<text:line-break/>Birmingham<text:line-break/>B15 2TT<text:line-break/>U</text:span><text:span text:style-name="T143">nited Kingdom</text:span></text:p>
      <text:p text:style-name="P8">Current position</text:p>
      <text:p text:style-name="P104"/>
      <text:p text:style-name="P44"><text:span text:style-name="T78">2018–Present<text:tab/></text:span><text:span text:style-name="T79">Postdoctoral Research Fellow</text:span></text:p>
      <text:p text:style-name="P33"><text:tab/><text:tab/><text:tab/>University of <text:span text:style-name="T152">Birmingham</text:span></text:p>
      <text:p text:style-name="P31"><text:tab/><text:tab/><text:tab/>PI: Ole Jensen</text:p>
      <text:p text:style-name="P32"/>
      <text:p text:style-name="P7">Education</text:p>
      <text:p text:style-name="P99"/>
      <text:p text:style-name="P45"><text:span text:style-name="T78">2018<text:tab/></text:span><text:span text:style-name="T77"><text:tab/></text:span><text:span text:style-name="T76"><text:tab/>Ph.D. in </text:span><text:span text:style-name="T79">P</text:span><text:span text:style-name="T76">sychology - </text:span><text:span text:style-name="T79">I</text:span><text:span text:style-name="T76">ntegrative </text:span><text:span text:style-name="T79">N</text:span><text:span text:style-name="T76">euroscience </text:span></text:p>
      <text:p text:style-name="P33"><text:tab/><text:tab/><text:tab/>University of Chicago</text:p>
      <text:p text:style-name="P31"><text:span text:style-name="T153"><text:tab/><text:tab/><text:tab/>PI</text:span><text:span text:style-name="T76">: Daniel Casasant</text:span><text:span text:style-name="T154">o</text:span></text:p>
      <text:p text:style-name="P29"/>
      <text:p text:style-name="P29"><text:span text:style-name="T154">2017-18</text:span><text:tab/><text:tab/><text:span text:style-name="T154">Visiting student at </text:span>Cornell University</text:p>
      <text:p text:style-name="P108"/>
      <text:p text:style-name="P45"><text:span text:style-name="T75">2013</text:span><text:span text:style-name="T82"><text:tab/><text:tab/><text:tab/></text:span><text:span text:style-name="T75">M.A. in </text:span><text:span text:style-name="T79">E</text:span><text:span text:style-name="T75">xperimental </text:span><text:span text:style-name="T79">P</text:span><text:span text:style-name="T75">sychology</text:span></text:p>
      <text:p text:style-name="P45"><text:span text:style-name="T75"><text:tab/><text:tab/><text:tab/></text:span><text:span text:style-name="T74">The New School for Social Research</text:span></text:p>
      <text:p text:style-name="P30"><text:tab/><text:tab/><text:tab/><text:span text:style-name="T155">PI</text:span>: Daniel Casasanto</text:p>
      <text:p text:style-name="P109"/>
      <text:p text:style-name="P46"><text:span text:style-name="T74">2009</text:span><text:span text:style-name="T81"><text:tab/></text:span><text:span text:style-name="T74"><text:tab/><text:tab/>B.A. with honors in </text:span><text:span text:style-name="T80">P</text:span><text:span text:style-name="T74">sychology</text:span></text:p>
      <text:p text:style-name="P109"><text:tab/><text:tab/><text:tab/>University of California – Berkeley</text:p>
      <text:p text:style-name="P16"><text:tab/><text:tab/><text:tab/><text:span text:style-name="T153">PI: Rich Ivry</text:span></text:p>
      <text:p text:style-name="P16"/>
      <text:p text:style-name="P5">Awards</text:p>
      <text:p text:style-name="P100"/>
      <text:p text:style-name="P28">2016<text:tab/><text:tab/><text:tab/>William Orr Dingwall Foundation Neurolinguistics Fellowship</text:p>
      <text:p text:style-name="P27">2016<text:tab/><text:tab/><text:tab/>Center for Gesture, Sign and Language Research Grant</text:p>
      <text:p text:style-name="P20">2014<text:tab/><text:tab/><text:tab/>Arts, Science, &amp; Culture Graduate Collaboration Grant</text:p>
      <text:p text:style-name="P21">2013<text:tab/><text:tab/><text:tab/>Norman H. Anderson Research Fund</text:p>
      <text:p text:style-name="P22">2013<text:tab/><text:tab/><text:tab/><text:span text:style-name="T127">New School for Social Research</text:span> Outstanding M.A. Graduate award</text:p>
      <text:p text:style-name="P23">2011–2013<text:tab/><text:tab/><text:span text:style-name="T127">New School for Social Research</text:span> Dean’s Scholarship</text:p>
      <text:p text:style-name="P17"><text:soft-page-break/>2012<text:tab/><text:tab/><text:tab/>National Science Foundation GRFP Honorable Mention</text:p>
      <text:p text:style-name="P17">2011<text:tab/><text:tab/><text:tab/>Robert J. Glushko &amp; Pamela Samuelson Foundation Student Travel Grant</text:p>
      <text:p text:style-name="P24">2009<text:tab/><text:tab/><text:tab/>Highest distinction in general scholarship, UC Berkeley</text:p>
      <text:p text:style-name="P18">2008<text:span text:style-name="T130">–2009<text:tab/></text:span><text:tab/>Robert &amp; Colleen Haas Scholar</text:p>
      <text:p text:style-name="P17">2005<text:tab/><text:tab/><text:tab/>Flinn Foundation Scholarship Finalist</text:p>
      <text:p text:style-name="P16"/>
      <text:p text:style-name="P48">Publications</text:p>
      <text:p text:style-name="P100"/>
      <text:p text:style-name="P52"><text:span text:style-name="T131">Brookshire, G. </text:span>&amp; Casasanto, D. (2018). Approach motivation in human cerebral cortex. <text:span text:style-name="T105">Philosophical Transactions of the Royal Society B</text:span>. DOI: 10.1098/rstb.2017-0141</text:p>
      <text:p text:style-name="P52"><text:span text:style-name="T131">Brookshire, G.</text:span>, Lu, J., Nusbaum, H. C., Goldin-Meadow, S., &amp; Casasanto, D. (2017). Visual cortex entrains to sign language. <text:span text:style-name="T104">Proceedings of the National Academy of Sciences</text:span>, <text:span text:style-name="T104">114</text:span>(24), 6352-6357.</text:p>
      <text:p text:style-name="P51"><text:span text:style-name="T133">Gray, S. J., </text:span><text:span text:style-name="T132">Brookshire, G.</text:span><text:span text:style-name="T133">, Casasanto, D., &amp; Gallo, D. </text:span>(<text:span text:style-name="T136">2015</text:span>). Electrically Stimulating Prefrontal Cortex at Retrieval Improves Recollection Accuracy. <text:span text:style-name="T105">Cortex</text:span><text:span text:style-name="T107">, 73</text:span><text:span text:style-name="T126">, 188-194.</text:span></text:p>
      <text:p text:style-name="P49">Casasanto, D., <text:span text:style-name="T131">Brookshire, G.</text:span>, <text:span text:style-name="T138">&amp; </text:span>Ivry, R. (<text:span text:style-name="T136">2015</text:span>). Meaning is not a reflex: Context dependence of motor-meaning congruity effects. <text:span text:style-name="T105">Cognitive Scienc</text:span><text:span text:style-name="T107">e, 39</text:span><text:span text:style-name="T126">(8), 1979-1986. </text:span></text:p>
      <text:p text:style-name="P50"><text:span text:style-name="T72">Casasanto, D., Jasmin, K., </text:span><text:span text:style-name="T2">Brookshire, G.</text:span><text:span text:style-name="T72"> &amp; Gijssels, T. (2014). The QWERTY Effect: How typing shapes word meanings and baby names. In P. Bello, M. Guarini, M. McShane, &amp; B. Scassellati (Eds.), </text:span><text:span text:style-name="T16">Proceedings of the 36th Annual Conference of the Cognitive Science Society</text:span><text:span text:style-name="T72"> </text:span><text:span text:style-name="T73">(pp. 296–301)</text:span><text:span text:style-name="T72">. Austin, TX: Cognitive Science Society.</text:span></text:p>
      <text:p text:style-name="P54"><text:span text:style-name="T2">Brookshire, G.</text:span><text:span text:style-name="T4">, Graver, C., </text:span><text:span text:style-name="T8">&amp;</text:span><text:span text:style-name="T4"> Casasanto, D. (2013). Motor Asymmetries Predict Neural Organization of Emotion. In M. Knauff, M. Pauen, N. Sebanz, &amp; I. Wachsmuth (Eds.), </text:span><text:span text:style-name="T13">Proceedings of the 35th Annual Conference of the Cognitive Science Society</text:span><text:span text:style-name="T4"> (pp. </text:span><text:span text:style-name="T7">245–250</text:span><text:span text:style-name="T4">). Austin, TX: Cognitive Science Society.</text:span></text:p>
      <text:p text:style-name="P53"><text:span text:style-name="T1">Brookshire, G</text:span><text:span text:style-name="T3">. &amp; Casasanto, D. (2012). Motivation and Motor Control: Hemispheric Specialization for Approach Motivation Reverses with Handedness. </text:span><text:span text:style-name="T10">PLoS ONE 7(4)</text:span><text:span text:style-name="T17">: e36036. doi:10.1371/journal.pone.0036036</text:span></text:p>
      <text:p text:style-name="P53"><text:span text:style-name="T68">Brookshire, G</text:span><text:span text:style-name="T17">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17"> (pp. 2610-2615). Austin, TX: Cognitive Science Society.</text:span></text:p>
      <text:p text:style-name="P55"><text:span text:style-name="T68">Brookshire, G.</text:span><text:span text:style-name="T17">, Ivry, R., &amp; Casasanto, D. (2010). Modulation of motor-meaning congruity effects for valenced words. In S. Ohlsson &amp; R. Catrambone (Eds.), </text:span><text:span text:style-name="T10">Proceedings of the 32nd Annual Conference of the Cognitive Science Society</text:span><text:span text:style-name="T17"> (pp. 1940-1945). Austin, TX: Cognitive Science Society.</text:span></text:p>
      <text:p text:style-name="P67"/>
      <text:p text:style-name="P9"/>
      <text:p text:style-name="P9"><text:soft-page-break/></text:p>
      <text:p text:style-name="P9"/>
      <text:p text:style-name="P9"/>
      <text:p text:style-name="P9">Talks</text:p>
      <text:p text:style-name="P103"/>
      <text:p text:style-name="P42"><text:span text:style-name="T85">* </text:span><text:span text:style-name="T86">Invited talks</text:span></text:p>
      <text:p text:style-name="P41"/>
      <text:p text:style-name="P43"><text:span text:style-name="T85">2018<text:tab/><text:tab/>* </text:span><text:span text:style-name="T87">Chang lab, UCSF</text:span></text:p>
      <text:p text:style-name="P43"><text:bookmark text:name=":11v"/><text:span text:style-name="T85"><text:tab/><text:tab/>* </text:span>Meetings on Methodology for MEEG, <text:span text:style-name="T85">University of Birmingham, UK</text:span></text:p>
      <text:p text:style-name="P40"><text:tab/><text:tab/>* Speech and Language Consortium meeting, University of Westminster, UK</text:p>
      <text:p text:style-name="P39">2017<text:tab/><text:tab/><text:span text:style-name="T140">89</text:span><text:span text:style-name="T118">th</text:span><text:span text:style-name="T140"> annual meeting of the Midwestern Psychological Association, Chicago, IL</text:span></text:p>
      <text:p text:style-name="P39"><text:span text:style-name="T140"><text:tab/><text:tab/></text:span><text:span text:style-name="T141">Human Development Brown Bag talk, Cornell</text:span></text:p>
      <text:p text:style-name="P35">2015<text:tab/><text:tab/><text:span text:style-name="T135">Art, Science and Culture Initiative at UChicago</text:span></text:p>
      <text:p text:style-name="P35"><text:tab/><text:tab/>University of Chicago Neuroscience Annual Retreat</text:p>
      <text:p text:style-name="P36"><text:tab/><text:tab/><text:span text:style-name="T135">Humanities Day at UChicago</text:span></text:p>
      <text:p text:style-name="P37">2014<text:tab/><text:tab/>Cognitive Workshop, University of Chicago</text:p>
      <text:p text:style-name="P37"><text:tab/><text:tab/><text:span text:style-name="T129">NEURO chats, University of Chicago</text:span></text:p>
      <text:p text:style-name="P38"><text:span text:style-name="T116">2013<text:tab/><text:tab/>35</text:span><text:span text:style-name="T117">th</text:span><text:span text:style-name="T116"> annual meeting of the Cognitive Science Society, Berlin, Germany</text:span></text:p>
      <text:p text:style-name="P38">2011<text:tab/><text:tab/><text:span text:style-name="T116">33</text:span><text:span text:style-name="T117">rd</text:span><text:span text:style-name="T116"> a</text:span>nnual <text:span text:style-name="T139">m</text:span>eeting of the Cognitive Science Society, Boston, MA</text:p>
      <text:p text:style-name="P9"/>
      <text:p text:style-name="P68">Posters</text:p>
      <text:p text:style-name="P100"/>
      <text:p text:style-name="P65"><text:span text:style-name="T94">B</text:span><text:span text:style-name="T95">rookshire, G.</text:span><text:span text:style-name="T90"> &amp; Casasanto, D. (201</text:span><text:span text:style-name="T92">8</text:span><text:span text:style-name="T90">). </text:span><text:span text:style-name="T92">Cortex can entrain to predictable sequences even in the absense of periodicity. Poster presented at the 25</text:span><text:span text:style-name="T101">th</text:span><text:span text:style-name="T92"> annual meeting of the Cognitive Neuroscience Society in Boston, MA.</text:span></text:p>
      <text:p text:style-name="P66"><text:span text:style-name="T93">Lucero, C., </text:span><text:span text:style-name="T94">Brookshire, G.</text:span><text:span text:style-name="T93">, Quirk, C., Goldin-Meadow, S., Vogel, E., &amp; Casasanto, D. (2018). Unconscious number discrimination in the human visual system. Poster presented at the 25</text:span><text:span text:style-name="T102">th</text:span><text:span text:style-name="T93"> annual meeting of the Cognitive Neuroscience Society, Boston, MA. </text:span></text:p>
      <text:p text:style-name="P66"><text:span text:style-name="T94">B</text:span><text:span text:style-name="T95">rookshire, G.</text:span><text:span text:style-name="T90"> &amp; Casasanto, D. (201</text:span><text:span text:style-name="T92">8</text:span><text:span text:style-name="T90">). Cortical phase-locking to predictable temporal sequences in the absence of periodicity. </text:span><text:span text:style-name="T91">Poster presented at the 31</text:span><text:span text:style-name="T100">st</text:span><text:span text:style-name="T91"> annual CUNY Sentence Processing Conference, Davis, CA.</text:span></text:p>
      <text:p text:style-name="P65"><text:span text:style-name="T93">Yap, D. F., </text:span><text:span text:style-name="T94">Brookshire, G.</text:span><text:span text:style-name="T93">, &amp; Casasanto, D. (2018). Beat gestures encode spatial semantics. Poster presented at the 31st </text:span><text:span text:style-name="T91">annual CUNY Sentence Processing Conference, Davis, CA.</text:span><text:span text:style-name="T93"> </text:span></text:p>
      <text:p text:style-name="P64"><text:span text:style-name="T94">B</text:span><text:span text:style-name="T95">rookshire, G.</text:span><text:span text:style-name="T90"> &amp; Casasanto, D. (2017). C</text:span><text:span text:style-name="T18">ortical entrainment depends on temporal predictability, not periodicity. </text:span><text:span text:style-name="T35">Poster presented at the 9</text:span><text:span text:style-name="T99">th</text:span><text:span text:style-name="T35"> </text:span><text:span text:style-name="T36">a</text:span><text:span text:style-name="T35">nnual </text:span><text:span text:style-name="T36">m</text:span><text:span text:style-name="T35">eeting of the Society for the Neurobiology of Language, Baltimore, MD. </text:span><text:span text:style-name="T37">(Selected for presentation as a poster slam.)</text:span></text:p>
      <text:p text:style-name="P63"><text:span text:style-name="T71">Brookshire, G., </text:span><text:span text:style-name="T28">Lu, J., Nusbaum, H., </text:span><text:span text:style-name="T32">Goldin-Meadow, S., &amp; Casasanto, D. (201</text:span><text:span text:style-name="T34">7</text:span><text:span text:style-name="T32">). </text:span><text:span text:style-name="T33">Visual cortex entrains </text:span><text:soft-page-break/><text:span text:style-name="T33">to low-frequency amplitude variability in sign language. <text:s/></text:span><text:span text:style-name="T32">Poster presented at </text:span><text:span text:style-name="T33">the 24</text:span><text:span text:style-name="T98">th</text:span><text:span text:style-name="T33"> annual meeting of the Cognitive Neuroscience Society, San Francisco, CA.</text:span></text:p>
      <text:p text:style-name="P62"><text:span text:style-name="T71">Brookshire, G.,</text:span><text:span text:style-name="T28"> </text:span><text:span text:style-name="T29">Turk-Browne, N.B.,</text:span><text:span text:style-name="T28"> &amp; Casasanto, D. </text:span><text:span text:style-name="T31">(2016). </text:span><text:span text:style-name="T28">Top-down </text:span><text:span text:style-name="T30">p</text:span><text:span text:style-name="T28">redictions in </text:span><text:span text:style-name="T30">s</text:span><text:span text:style-name="T28">tatistical </text:span><text:span text:style-name="T30">l</text:span><text:span text:style-name="T28">earning </text:span><text:span text:style-name="T30">c</text:span><text:span text:style-name="T28">arried by </text:span><text:span text:style-name="T30">a</text:span><text:span text:style-name="T28">lpha </text:span><text:span text:style-name="T30">o</text:span><text:span text:style-name="T28">scillations. </text:span><text:span text:style-name="T30">Poster presented at the 8</text:span><text:span text:style-name="T97">th</text:span><text:span text:style-name="T30"> annual meeting for the Society for the Neurobiology of Language, London.</text:span></text:p>
      <text:p text:style-name="P62"><text:span text:style-name="T70">B</text:span><text:span text:style-name="T68">rookshire, G.</text:span><text:span text:style-name="T18"> &amp; Casasanto, D. (</text:span><text:span text:style-name="T22">2016). Top-down predictions in statistical learning are carried by alpha oscillations. Poster presented at the </text:span><text:span text:style-name="T27">28</text:span><text:span text:style-name="T96">th</text:span><text:span text:style-name="T27"> annual convention of the</text:span><text:span text:style-name="T22"> Association for Psychological Science, Chicago, IL.</text:span></text:p>
      <text:p text:style-name="P60"><text:span text:style-name="T70">B</text:span><text:span text:style-name="T68">rookshire, G. </text:span><text:span text:style-name="T18">&amp; Cas</text:span><text:span text:style-name="T21">a</text:span><text:span text:style-name="T18">santo, D. (2015). Associative networks learn grammatical categories from sequential order alone. Poster presented at the </text:span><text:span text:style-name="T23">56th annual meeting of the Psychonomic Society, Chicago, IL.</text:span></text:p>
      <text:p text:style-name="P61"><text:span text:style-name="T70">B</text:span><text:span text:style-name="T68">rookshire, G. </text:span><text:span text:style-name="T18">&amp; Cas</text:span><text:span text:style-name="T21">a</text:span><text:span text:style-name="T18">santo, D. (2015). Associative networks learn abstract grammatical categories. Poster presented at the </text:span><text:span text:style-name="T24">7th annual meeting of the Society for the Neurobiology of Language, Chicago, IL.</text:span></text:p>
      <text:p text:style-name="P57"><text:span text:style-name="T70">Brookshire, G.</text:span><text:span text:style-name="T20"> &amp; Casasanto, D. (2013). Manual motor asymmetries predict hemispheric lateralization of emotion. Poster presented at the </text:span><text:span text:style-name="T25">3rd annual meeting of the Society for Social Neuroscience (S4SN), San Diego, CA.</text:span></text:p>
      <text:p text:style-name="P58"><text:span text:style-name="T69">Brookshire, G.</text:span><text:span text:style-name="T19"> &amp; Casasanto, D. (2013). Brief Motor Experience Reverses Visual Hemifield Effects for Emotional Faces. Poster presented at the </text:span><text:span text:style-name="T26">25th annual convention of the Association for Psychological Science, Washington, DC.</text:span></text:p>
      <text:p text:style-name="P58"><text:span text:style-name="T68">Brookshire, G. </text:span><text:span text:style-name="T17"><text:s/>&amp; Casasanto, D. (2013). Manual motor asymmetries predict neural organization of emotion. Poster</text:span><text:span text:style-name="T38"> </text:span><text:span text:style-name="T17">presented at the </text:span><text:span text:style-name="T63">20th annual meeting of the Cognitive Neuroscience Society, San Francisco, CA.</text:span></text:p>
      <text:p text:style-name="P59"><text:span text:style-name="T68">Brookshire, G</text:span><text:span text:style-name="T17">. &amp; Casasanto, D. (2011). Brief motor experience reverses visual hemifield effects. <text:s/>Poster presented at the </text:span><text:span text:style-name="T64">18th annual meeting of the Cognitive Neuroscience Society, San Francisco, CA.</text:span></text:p>
      <text:p text:style-name="P56"><text:span text:style-name="T68">Brookshire, G</text:span><text:span text:style-name="T17">. &amp; Casasanto, D. (2010). Motor Fluency Predicts Space-Valence Associations. Poster presented at The Embodied Mind: Perspectives &amp; Limitations, Nijmegen, Netherlands.</text:span></text:p>
      <text:p text:style-name="P56"><text:span text:style-name="T68">Brookshire, G.</text:span><text:span text:style-name="T17">, Ivry, R., &amp; Casasanto, D. (2010). Modulation of motor-meaning congruity effects for valenced words. Poster presented at the FENS Forum of European Neuroscience, Amsterdam, Netherlands.</text:span></text:p>
      <text:p text:style-name="P10"/>
      <text:p text:style-name="P11">Service and memberships</text:p>
      <text:p text:style-name="P100"/>
      <text:p text:style-name="P69"><text:span text:style-name="T12">Ad hoc reviewer</text:span><text:span text:style-name="T39">: </text:span><text:span text:style-name="T48">Acta Psychologia; </text:span><text:span text:style-name="T39">Attention, Perception &amp; Psychophysics; </text:span><text:span text:style-name="T17">Brain and Language; Cerebral Cortex; </text:span><text:span text:style-name="T42">Cognition; </text:span><text:span text:style-name="T45">Cognitive Process</text:span><text:span text:style-name="T47">ing</text:span><text:span text:style-name="T45">; </text:span><text:span text:style-name="T41">Cognitive Science;</text:span><text:span text:style-name="T17"> Cognitive Science Society conference proceedings; </text:span><text:span text:style-name="T44">Emotion; </text:span><text:span text:style-name="T17">Frontiers in Psychology; </text:span><text:span text:style-name="T66">Journal of Cognitive Psychology; </text:span><text:span text:style-name="T43">Journal of Neuroscience; </text:span><text:span text:style-name="T54">NeuroImage; </text:span><text:span text:style-name="T49">Proceedings of the National Academy of Sciences; </text:span><text:soft-page-break/><text:span text:style-name="T40">Psychological Research; </text:span><text:span text:style-name="T46">Psychological Science</text:span></text:p>
      <text:p text:style-name="P75"/>
      <text:p text:style-name="P70"><text:span text:style-name="T12">Memberships</text:span><text:span text:style-name="T39">: Association for Psychological Science, Cognitive Neuroscience Society, Cognitive Science Society, </text:span><text:span text:style-name="T50">Psychonomic Society, </text:span><text:span text:style-name="T51">Society for the Neurobiology of Language, </text:span><text:span text:style-name="T52">Society for Neuroscience</text:span></text:p>
      <text:p text:style-name="P73"/>
      <text:p text:style-name="P72"><text:span text:style-name="T14">D</text:span><text:span text:style-name="T11">epartment</text:span><text:span text:style-name="T15">al</text:span><text:span text:style-name="T11"> service</text:span><text:span text:style-name="T17">: </text:span><text:span text:style-name="T55">C</text:span><text:span text:style-name="T17">ommittee to select departmental colloquium speakers </text:span><text:span text:style-name="T53">(2014–2015); </text:span><text:span text:style-name="T65">Host visiting prospective students (2014–2017); Student mentor for a first-year PhD student (2014–2017); </text:span><text:span text:style-name="T67">Organized PhD/postdoc symposium for visiting speaker Sabine Kastner (2018)</text:span></text:p>
      <text:p text:style-name="P74"/>
      <text:p text:style-name="P71"><text:span text:style-name="T3">Outreach and community</text:span><text:span text:style-name="T56">: </text:span><text:span text:style-name="T62">Popular-audience presentations at Brain Awareness Week, Birmingham (2019); </text:span><text:span text:style-name="T57">Judge for the Chicago Area Undergraduate Research Symposium (201</text:span><text:span text:style-name="T58">6–17</text:span><text:span text:style-name="T57">); </text:span><text:span text:style-name="T59">Presentations for the general public at the UChicago Humanities Day (2015) and Art, Science and Culture Initiative (2015); Cognitive science demonstrations </text:span><text:span text:style-name="T60">for college students </text:span><text:span text:style-name="T59">with the Think Tank (201</text:span><text:span text:style-name="T61">5-1</text:span><text:span text:style-name="T59">6, thinktank.uchicago.edu).</text:span></text:p>
      <text:p text:style-name="P12"/>
      <text:p text:style-name="P13">Teaching and supervision</text:p>
      <text:p text:style-name="P100"/>
      <text:p text:style-name="P85">Teaching</text:p>
      <text:p text:style-name="P79">2017<text:tab/><text:tab/><text:tab/>Teaching assistant, Cognitive psychology<text:span text:style-name="T145"> (undergrad)</text:span>, UChicago</text:p>
      <text:p text:style-name="P81"><text:tab/><text:tab/><text:tab/>TA, Cognitive diversity<text:span text:style-name="T145"> (undergrad)</text:span>, U<text:span text:style-name="T148">C</text:span>hicago</text:p>
      <text:p text:style-name="P82"><text:tab/><text:tab/><text:tab/>Guest lecture<text:span text:style-name="T147"> for Cognitive Diversity</text:span>: Bodily relativity of a<text:span text:style-name="T147">ffective motivation</text:span></text:p>
      <text:p text:style-name="P84"><text:span text:style-name="T83"><text:tab/><text:tab/><text:tab/>Guest lectures </text:span>Experimental Methods in Linguistics<text:span text:style-name="T83">: Mixed effects models in R</text:span></text:p>
      <text:p text:style-name="P84"><text:span text:style-name="T83"><text:tab/><text:tab/><text:tab/></text:span><text:span text:style-name="T84">Workshop: </text:span><text:span text:style-name="T89">C</text:span><text:span text:style-name="T88">ognitive science for American Sign Language interpreters</text:span></text:p>
      <text:p text:style-name="P76">2016<text:tab/><text:tab/><text:tab/>T<text:span text:style-name="T144">A</text:span>, Biological psychology (undergrad), U<text:span text:style-name="T137">C</text:span>hicago</text:p>
      <text:p text:style-name="P76"><text:tab/><text:tab/><text:tab/><text:span text:style-name="T137">TA, Sensation and perception (undergrad), UChicago</text:span></text:p>
      <text:p text:style-name="P76">2012<text:tab/><text:tab/><text:tab/>T<text:span text:style-name="T144">A</text:span>, Body and cognition (<text:span text:style-name="T149">graduate</text:span>), The New School</text:p>
      <text:p text:style-name="P77"/>
      <text:p text:style-name="P83">Supervision</text:p>
      <text:p text:style-name="P80">2017-<text:span text:style-name="T156">2018<text:tab/></text:span><text:tab/>Cornell University: Research supervisor for undergraduates (Rachel Mattessich)</text:p>
      <text:p text:style-name="P78">2014<text:span text:style-name="T130">–2017<text:tab/></text:span><text:tab/><text:span text:style-name="T128">University of Chicago: </text:span>Research supervisor for <text:span text:style-name="T146">masters students (Srishti Goel), </text:span>undergraduates (Chelsea Rapoport, <text:span text:style-name="T134">Amritpal Singh, Jahn Madlangbayan, Clara Sava-Segal, Varun Joshi</text:span>), <text:span text:style-name="T151">and high-schoolers (Ben Grobman, Juliana Berlin). </text:span></text:p>
      <text:p text:style-name="P86"><text:span text:style-name="T123">2011</text:span><text:span text:style-name="T124">–</text:span><text:span text:style-name="T123">2013<text:tab/><text:tab/></text:span><text:span text:style-name="T125">The New School for Social Research: </text:span><text:span text:style-name="T123">Research supervisor for undergraduates (Heila Paulino, Rose Hendricks, Tyler Alterman) and masters students (Cleve Graver, Daisy Burr; co-advised with Roberto Bottini &amp; Daniel Casasanto)</text:span></text:p>
      <text:p text:style-name="P6"/>
      <text:p text:style-name="P6">Research Experience</text:p>
      <text:p text:style-name="P101"/>
      <text:p text:style-name="P34">2018–2019 <text:tab/>The University of Birmingham</text:p>
      <text:p text:style-name="P34"><text:soft-page-break/><text:tab/><text:tab/><text:tab/>PI: Ole Jensen</text:p>
      <text:p text:style-name="P25"/>
      <text:p text:style-name="P25">2013–<text:span text:style-name="T156">2018 </text:span><text:tab/>The University of Chicago</text:p>
      <text:p text:style-name="P25"><text:tab/><text:tab/><text:tab/>PI: Daniel Casasanto</text:p>
      <text:p text:style-name="P26"/>
      <text:p text:style-name="P26">2011–2013<text:tab/><text:tab/>The New School for Social Research</text:p>
      <text:p text:style-name="P47"><text:span text:style-name="T5"><text:tab/><text:tab/><text:tab/></text:span><text:span text:style-name="T6">PI: Daniel Casasanto</text:span></text:p>
      <text:p text:style-name="P19"/>
      <text:p text:style-name="P47"><text:span text:style-name="T3">2009–2011</text:span><text:span text:style-name="T1"><text:tab/></text:span><text:span text:style-name="T3"><text:tab/>Max Planck Institute for Psycholinguistics, Nijmegen, NL</text:span></text:p>
      <text:p text:style-name="P19"><text:tab/><text:tab/><text:tab/>Research assistant</text:p>
      <text:p text:style-name="P19"><text:tab/><text:tab/><text:tab/><text:span text:style-name="T120">PIs</text:span>: Peter Hagoort, Jos van Berkum, <text:span text:style-name="T119">and </text:span>Daniel Casasanto</text:p>
      <text:p text:style-name="P19"/>
      <text:p text:style-name="P19">2007–2009<text:tab/><text:tab/>University of California - Berkeley</text:p>
      <text:p text:style-name="P19"><text:tab/><text:tab/><text:tab/>Research assistant</text:p>
      <text:p text:style-name="P19"><text:tab/><text:tab/><text:tab/><text:span text:style-name="T120">PI</text:span>: Richard Ivry</text:p>
      <text:p text:style-name="P19"/>
      <text:p text:style-name="P19">2006<text:tab/><text:tab/><text:tab/>University of California - Berkeley</text:p>
      <text:p text:style-name="P19"><text:tab/><text:tab/><text:tab/>Research assistant</text:p>
      <text:p text:style-name="P19"><text:tab/><text:tab/><text:tab/><text:span text:style-name="T120">PI</text:span>: Laura Sterponi</text:p>
      <text:p text:style-name="P14"/>
      <text:p text:style-name="P14">Press</text:p>
      <text:p text:style-name="P100"/>
      <text:p text:style-name="P98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92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91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90">ScienceMag.com, <text:span text:style-name="T105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hitting-lefties-wrong-side-head</text:a> </text:p>
      <text:p text:style-name="P89">PopularScience.com, <text:span text:style-name="T105">The Keyboard’s Strange Impact On Your Baby’s Name</text:span><text:span text:style-name="T109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09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09">your-baby%E2%80%99s-name</text:span></text:a></text:p>
      <text:p text:style-name="P87">Time.com, <text:span text:style-name="T105">Study: Keyboards Are Influencing What You Name Your Baby</text:span><text:span text:style-name="T109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8"><text:span text:style-name="T103">ScienceDaily.com, </text:span><text:span text:style-name="T106">Emotion reversed in left-handers' brains</text:span><text:span text:style-name="T110">, May 2, 2012. </text:span><text:a xlink:type="simple" xlink:href="http://www.sciencedaily.com/releases/2012/05/120502184836.htm" text:style-name="Internet_20_link" text:visited-style-name="Visited_20_Internet_20_Link"><text:span text:style-name="T110">http://www.sciencedaily.com/releases/2012/05/120502184836.htm</text:span></text:a></text:p>
      <text:p text:style-name="P95"><text:soft-page-break/><text:span text:style-name="T112">PsychologyToday.com, </text:span><text:span text:style-name="T108">Emotion Is Reversed in Left-Handers' Brains</text:span><text:span text:style-name="T112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12">http://www.psychologytoday.com/blog/malleable-mind/201205/emotion-is-reversed-in-left-handers-brains</text:span></text:a></text:p>
      <text:p text:style-name="P105"/>
      <text:p text:style-name="P15"><text:span text:style-name="T150">Technical s</text:span>kills</text:p>
      <text:p text:style-name="P102"/>
      <text:p text:style-name="P93"><text:span text:style-name="T111">P</text:span><text:span text:style-name="T109">rogramming in Matlab, Python, and R</text:span></text:p>
      <text:p text:style-name="P93"><text:span text:style-name="T113">Designing, running, and analyzing experiments using</text:span><text:span text:style-name="T109"> </text:span><text:span text:style-name="T115">M</text:span><text:span text:style-name="T109">EEG and behavioral </text:span><text:span text:style-name="T113">methods</text:span></text:p>
      <text:p text:style-name="P96">Linear mixed-effects modeling</text:p>
      <text:p text:style-name="P96">Non-parametric statistics</text:p>
      <text:p text:style-name="P97">Multivariate pattern analyses (MVPA)</text:p>
      <text:p text:style-name="P94"><text:span text:style-name="T109">Frequency-domain analyses </text:span><text:span text:style-name="T114">and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dc:date>2019-03-09T16:29:28.375977709</dc:date>
    <meta:editing-duration>PT16H55M19S</meta:editing-duration>
    <meta:editing-cycles>252</meta:editing-cycles>
    <meta:document-statistic meta:table-count="0" meta:image-count="0" meta:object-count="0" meta:page-count="7" meta:paragraph-count="123" meta:word-count="1571" meta:character-count="12147" meta:non-whitespace-character-count="10574"/>
    <meta:user-defined meta:name="Company">UC - Berkeley</meta:user-defined>
  </office:meta>
</office:document-meta>
</file>